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Fett"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0.204cm" table:align="left"/>
    </style:style>
    <style:style style:name="Table1.A" style:family="table-column">
      <style:table-column-properties style:column-width="4.951cm"/>
    </style:style>
    <style:style style:name="Table1.B" style:family="table-column">
      <style:table-column-properties style:column-width="5.25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357cm" table:align="left"/>
    </style:style>
    <style:style style:name="Table2.A" style:family="table-column">
      <style:table-column-properties style:column-width="2.26cm"/>
    </style:style>
    <style:style style:name="Table2.B" style:family="table-column">
      <style:table-column-properties style:column-width="14.097cm"/>
    </style:style>
    <style:style style:name="Table2.A1" style:family="table-cell">
      <style:table-cell-properties fo:padding="0.097cm" fo:border="none"/>
    </style:style>
    <style:style style:name="Table3" style:family="table">
      <style:table-properties style:width="13.227cm" table:align="left"/>
    </style:style>
    <style:style style:name="Table3.A" style:family="table-column">
      <style:table-column-properties style:column-width="1.76cm"/>
    </style:style>
    <style:style style:name="Table3.B" style:family="table-column">
      <style:table-column-properties style:column-width="1.328cm"/>
    </style:style>
    <style:style style:name="Table3.C" style:family="table-column">
      <style:table-column-properties style:column-width="10.139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Footer">
      <style:paragraph-properties fo:padding="0cm" fo:border-left="none" fo:border-right="none" fo:border-top="0.002cm solid #000000" fo:border-bottom="none" style:shadow="none"/>
    </style:style>
    <style:style style:name="P3" style:family="paragraph" style:parent-style-name="Standard">
      <style:paragraph-properties fo:text-align="center" style:justify-single-word="false"/>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justify" style:justify-single-word="false"/>
      <style:text-properties fo:font-size="9pt" style:font-size-asian="9pt" style:font-size-complex="9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able_20_Contents">
      <style:paragraph-properties fo:text-align="justify" style:justify-single-word="false"/>
    </style:style>
    <style:style style:name="T1" style:family="text">
      <style:text-properties fo:font-size="9pt" style:font-size-asian="9pt" style:font-size-complex="9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Title"><text:title>Computer Networks</text:title></text:p>
      <text:p text:style-name="P3"/>
      <text:p text:style-name="P3">SS 2008</text:p>
      <text:p text:style-name="P3"/>
      <text:p text:style-name="P3"/>
      <text:p text:style-name="Subtitle"><text:subject>Architecture</text:subject></text:p>
      <text:p text:style-name="P3"/>
      <text:p text:style-name="P3"/>
      <text:p text:style-name="P3"/>
      <text:p text:style-name="P3"/>
      <text:p text:style-name="P3">Jürgen REPOLSUK (e0026267)</text:p>
      <text:p text:style-name="P3">Gerald SCHARITZER (e0127228)</text:p>
      <text:p text:style-name="P3">Sebastian SINZINGER (e0727129)</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Logical View<text:tab/>3</text:p>
          <text:p text:style-name="P6">2 Development View<text:tab/>4</text:p>
          <text:p text:style-name="P7">2.1 Tools<text:tab/>4</text:p>
          <text:p text:style-name="P6">3 Process View<text:tab/>5</text:p>
          <text:p text:style-name="P6">4 Physical View<text:tab/>6</text:p>
          <text:p text:style-name="P6">5 References<text:tab/>7</text:p>
        </text:index-body>
      </text:table-of-content>
      <text:p text:style-name="P3"/>
      <text:h text:style-name="Heading_20_1" text:outline-level="1">Logical View</text:h>
      <text:h text:style-name="Heading_20_2" text:outline-level="2">Reliable UDP</text:h>
      <text:p text:style-name="Text_20_body">The messages are prefixed with a message header, which contains the following information.</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type</text:p>
          </table:table-cell>
          <table:table-cell table:style-name="Table3.C1" office:value-type="string">
            <text:p text:style-name="Table_20_Heading">description</text:p>
          </table:table-cell>
        </table:table-row>
        <table:table-row>
          <table:table-cell table:style-name="Table3.A2" office:value-type="string">
            <text:p text:style-name="P4">flags</text:p>
          </table:table-cell>
          <table:table-cell table:style-name="Table3.A2" office:value-type="string">
            <text:p text:style-name="P4">short</text:p>
          </table:table-cell>
          <table:table-cell table:style-name="Table3.C2" office:value-type="string">
            <text:p text:style-name="P4">0x8000 = request</text:p>
            <text:p text:style-name="P4">0x4000 = acknowledge</text:p>
            <text:p text:style-name="P4">0x2000 = failure</text:p>
          </table:table-cell>
        </table:table-row>
        <table:table-row>
          <table:table-cell table:style-name="Table3.A2" office:value-type="string">
            <text:p text:style-name="P4">idLength</text:p>
          </table:table-cell>
          <table:table-cell table:style-name="Table3.A2" office:value-type="string">
            <text:p text:style-name="P4">short</text:p>
          </table:table-cell>
          <table:table-cell table:style-name="Table3.C2" office:value-type="string">
            <text:p text:style-name="P4">length of message id in bytes excluding this length field</text:p>
          </table:table-cell>
        </table:table-row>
        <table:table-row>
          <table:table-cell table:style-name="Table3.A2" office:value-type="string">
            <text:p text:style-name="P4">id</text:p>
          </table:table-cell>
          <table:table-cell table:style-name="Table3.A2" office:value-type="string">
            <text:p text:style-name="P4">byte[]</text:p>
          </table:table-cell>
          <table:table-cell table:style-name="Table3.C2" office:value-type="string">
            <text:p text:style-name="P4">message id</text:p>
          </table:table-cell>
        </table:table-row>
      </table:table>
      <text:p text:style-name="Text_20_body"/>
      <text:p text:style-name="Text_20_body">The reliable socket stores messages, which were sent successfully. When it receives an acknowledge message, it looks up the id in the map of sent messages. If the acknowledge message corresponds to a previously sent message, then this message is considered delivered and removed from the map.</text:p>
      <text:p text:style-name="Text_20_body"/>
      <text:h text:style-name="Heading_20_1" text:outline-level="1">Development View</text:h>
      <text:p text:style-name="Text_20_body"/>
      <text:h text:style-name="Heading_20_2" text:outline-level="2">Tools</text:h>
      <text:p text:style-name="Text_20_body"/>
      <table:table table:name="Table1" table:style-name="Table1">
        <table:table-column table:style-name="Table1.A"/>
        <table:table-column table:style-name="Table1.B"/>
        <table:table-row>
          <table:table-cell table:style-name="Table1.A1" office:value-type="string">
            <text:p text:style-name="P4">Development Environment</text:p>
          </table:table-cell>
          <table:table-cell table:style-name="Table1.B1" office:value-type="string">
            <text:p text:style-name="P4">Eclipse 3.3.2</text:p>
            <text:p text:style-name="P4"><text:a xlink:type="simple" xlink:href="http://www.eclipse.org/">http://www.eclipse.org/</text:a></text:p>
          </table:table-cell>
        </table:table-row>
        <table:table-row>
          <table:table-cell table:style-name="Table1.A2" office:value-type="string">
            <text:p text:style-name="P4">Programming Language</text:p>
          </table:table-cell>
          <table:table-cell table:style-name="Table1.B2" office:value-type="string">
            <text:p text:style-name="P4">Java 6</text:p>
            <text:p text:style-name="P4"><text:a xlink:type="simple" xlink:href="http://java.sun.com/">http://java.sun.com/</text:a></text:p>
          </table:table-cell>
        </table:table-row>
        <table:table-row>
          <table:table-cell table:style-name="Table1.A2" office:value-type="string">
            <text:p text:style-name="P4">Build Tool</text:p>
          </table:table-cell>
          <table:table-cell table:style-name="Table1.B2" office:value-type="string">
            <text:p text:style-name="P4">Ant 1.7</text:p>
          </table:table-cell>
        </table:table-row>
        <table:table-row>
          <table:table-cell table:style-name="Table1.A2" office:value-type="string">
            <text:p text:style-name="P4">Version Control</text:p>
          </table:table-cell>
          <table:table-cell table:style-name="Table1.B2" office:value-type="string">
            <text:p text:style-name="P4">Subclipse 1.2.4</text:p>
            <text:p text:style-name="P4"><text:a xlink:type="simple" xlink:href="http://subclipse.tigris.org/">http://subclipse.tigris.org/</text:a></text:p>
          </table:table-cell>
        </table:table-row>
      </table:table>
      <text:p text:style-name="Text_20_body"/>
      <text:h text:style-name="Heading_20_2" text:outline-level="2">Naming Rules</text:h>
      <text:p text:style-name="Text_20_body">The top level package is "cn".</text:p>
      <text:p text:style-name="Text_20_body">Interface names start with "I".</text:p>
      <text:p text:style-name="Text_20_body">Abstract class names start with "A".</text:p>
      <text:h text:style-name="Heading_20_2" text:outline-level="2">Packages</text:h>
      <text:p text:style-name="Text_20_body">cn.client</text:p>
      <text:p text:style-name="Text_20_body">cn.server</text:p>
      <text:p text:style-name="Text_20_body">cn.rudp<text:tab/>reliable UDP</text:p>
      <text:p text:style-name="Text_20_body"/>
      <text:h text:style-name="Heading_20_1" text:outline-level="1">Process View</text:h>
      <text:p text:style-name="Text_20_body">Communication is based on Java sockets.</text:p>
      <text:h text:style-name="Heading_20_1" text:outline-level="1">Physical View</text:h>
      <text:h text:style-name="Heading_20_1" text:outline-level="1">Scenarios</text:h>
      <text:h text:style-name="Heading_20_2" text:outline-level="2">Use Cases</text:h>
      <text:h text:style-name="Heading_20_3" text:outline-level="3">Start Server</text:h>
      <text:h text:style-name="Heading_20_3" text:outline-level="3">Stop Server</text:h>
      <text:h text:style-name="Heading_20_3" text:outline-level="3">Start Client</text:h>
      <text:h text:style-name="Heading_20_3" text:outline-level="3">Stop Client</text:h>
      <text:h text:style-name="Heading_20_3" text:outline-level="3">Send Message</text:h>
      <text:h text:style-name="Heading_20_3" text:outline-level="3">Receive Message</text:h>
      <text:h text:style-name="Heading_20_3" text:outline-level="3">Find File</text:h>
      <text:h text:style-name="Heading_20_3" text:outline-level="3">Download File</text:h>
      <text:h text:style-name="Heading_20_3" text:outline-level="3">Resume Download</text:h>
      <text:p text:style-name="Text_20_body"/>
      <text:h text:style-name="Heading_20_1" text:outline-level="1">References</text:h>
      <text:p text:style-name="Text_20_body"/>
      <table:table table:name="Table2" table:style-name="Table2">
        <table:table-column table:style-name="Table2.A"/>
        <table:table-column table:style-name="Table2.B"/>
        <table:table-row>
          <table:table-cell table:style-name="Table2.A1" office:value-type="string">
            <text:p text:style-name="P5">[ZDUN2008]</text:p>
          </table:table-cell>
          <table:table-cell table:style-name="Table2.A1" office:value-type="string">
            <text:p text:style-name="P5">Pattern-Based Design of a Service-Oriented Middleware for Remote Object Federations</text:p>
            <text:p text:style-name="P4"><text:a xlink:type="simple" xlink:href="http://www.infosys.tuwien.ac.at/staff/zdun/publications/leelaSOAMiddleware.pdf"><text:span text:style-name="T1">http://www.infosys.tuwien.ac.at/staff/zdun/publications/leelaSOAMiddleware.pdf</text:span></text:a></text:p>
            <text:p text:style-name="P5"/>
          </table:table-cell>
        </table:table-row>
        <table:table-row>
          <table:table-cell table:style-name="Table2.A1" office:value-type="string">
            <text:p text:style-name="P5"/>
          </table:table-cell>
          <table:table-cell table:style-name="Table2.A1" office:value-type="string">
            <text:p text:style-name="P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Fett"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Verdana" fo:font-size="10pt" fo:language="en" fo:country="GB"/>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variant="small-caps" style:font-name="Verdana1" fo:font-size="16pt"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Verdan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Verdana1"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Verdana1" fo:font-size="12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Verdana1"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Verdana1" fo:font-size="10pt"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Footer">
      <style:paragraph-properties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P1"><text:tab/><text:title>Computer Networks</text:title></text:p>
      </style:header>
      <style:footer>
        <text:p text:style-name="P2"><text:date style:data-style-name="N84" text:date-value="2008-03-12T23:52:14.89" text:fixed="true">2008-03-12</text:date><text:tab/><text:subject>Architecture</text:subject><text:tab/><text:page-number text:select-page="current">8</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omputer Networks</dc:title>
    <dc:subject>Architecture</dc:subject>
    <meta:initial-creator>Gerald Scharitzer</meta:initial-creator>
    <meta:creation-date>2008-03-12T23:52:14</meta:creation-date>
    <dc:creator>Gerald Scharitzer</dc:creator>
    <dc:date>2008-04-11T00:00:11</dc:date>
    <meta:editing-cycles>16</meta:editing-cycles>
    <meta:editing-duration>PT1H54M23S</meta:editing-duration>
    <meta:template xlink:type="simple" xlink:actuate="onRequest" xlink:href="../../../evs/templates/science.ott" xlink:title="title" meta:date="2008-03-12T23:52:14"/>
    <meta:user-defined meta:name="Info 1"/>
    <meta:user-defined meta:name="Info 2"/>
    <meta:user-defined meta:name="Info 3"/>
    <meta:user-defined meta:name="Info 4"/>
    <meta:document-statistic meta:table-count="3" meta:image-count="0" meta:object-count="0" meta:page-count="8" meta:paragraph-count="72" meta:word-count="228" meta:character-count="1519"/>
  </office:meta>
</office:document-meta>
</file>